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DejaVu Sans" fo:font-size="12pt" fo:language="sv" fo:country="SE" fo:font-weight="normal" style:font-name-asian="DejaVu Sans" style:font-size-asian="12pt" style:font-weight-asian="normal" style:font-name-complex="DejaVu Sans" style:font-size-complex="12pt" style:font-weight-complex="normal"/>
    </style:style>
    <style:style style:name="P2" style:family="paragraph" style:parent-style-name="Standard">
      <style:text-properties style:font-name="DejaVu Sans" fo:font-size="12pt" style:font-name-asian="DejaVu Sans" style:font-size-asian="12pt" style:font-name-complex="DejaVu Sans" style:font-size-complex="12pt"/>
    </style:style>
    <style:style style:name="P3" style:family="paragraph" style:parent-style-name="Standard">
      <style:paragraph-properties fo:break-before="page"/>
      <style:text-properties style:font-name="DejaVu Sans" fo:font-size="12pt" style:font-name-asian="DejaVu Sans" style:font-size-asian="12pt" style:font-name-complex="DejaVu Sans" style:font-size-complex="12pt"/>
    </style:style>
    <style:style style:name="P4" style:family="paragraph" style:parent-style-name="Standard">
      <style:paragraph-properties fo:break-before="page"/>
      <style:text-properties style:text-position="0% 100%" style:font-name="DejaVu Sans" fo:font-size="12pt" fo:language="sv" fo:country="SE" fo:font-weight="normal" style:font-name-asian="DejaVu Sans" style:font-size-asian="12pt" style:font-weight-asian="normal" style:font-name-complex="DejaVu Sans" style:font-size-complex="12pt" style:font-weight-complex="normal"/>
    </style:style>
    <style:style style:name="P5" style:family="paragraph" style:parent-style-name="Standard">
      <style:text-properties style:font-name="DejaVu Sans" fo:font-size="12pt" style:font-name-asian="DejaVu Sans" style:font-size-asian="12pt" style:font-name-complex="DejaVu Sans" style:font-size-complex="12pt"/>
    </style:style>
    <style:style style:name="T1" style:family="text">
      <style:text-properties style:text-position="sub 58%" fo:language="sv" fo:country="SE" fo:font-weight="normal" style:font-weight-asian="normal" style:font-weight-complex="normal"/>
    </style:style>
    <style:style style:name="T2" style:family="text">
      <style:text-properties style:text-position="0% 100%" fo:language="sv" fo:country="SE" fo:font-weight="normal" style:font-weight-asian="normal" style:font-weight-complex="normal"/>
    </style:style>
    <style:style style:name="T3" style:family="text">
      <style:text-properties style:text-position="0% 100%" fo:language="sv" fo:country="SE" fo:font-weight="bold" style:font-weight-asian="bold" style:font-weight-complex="bold"/>
    </style:style>
    <style:style style:name="T4" style:family="text">
      <style:text-properties style:text-position="0% 100%" fo:language="sv" fo:country="SE"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a autonoma system och stabilitet.</text:p>
      <text:p text:style-name="P1"/>
      <text:p text:style-name="P1">⁅10.1.⁆<text:tab/>Autonoma system</text:p>
      <text:p text:style-name="P1"/>
      <text:p text:style-name="P1"><text:tab/><text:tab/><text:tab/>Kritiska punkter.</text:p>
      <text:p text:style-name="P1"><text:tab/><text:tab/><text:tab/>Periodiska lösningar.</text:p>
      <text:p text:style-name="P1"/>
      <text:p text:style-name="P1">⁅10.2.⁆<text:tab/>Stabilitet hos linjära system</text:p>
      <text:p text:style-name="P1"/>
      <text:p text:style-name="P1">⁅10.3.⁆<text:tab/>Linjärisering och lokala stabiliteter</text:p>
      <text:p text:style-name="P1"/>
      <text:p text:style-name="P1"/>
      <text:p text:style-name="P1"/>
      <text:p text:style-name="P1">Plant autonomt system</text:p>
      <text:p text:style-name="P1"/>
      <text:p text:style-name="P1"><text:tab/><draw:frame draw:style-name="fr1" draw:name="Object1" text:anchor-type="as-char" svg:width="2.616cm" svg:height="1.04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text:tab/><draw:frame draw:style-name="fr1" draw:name="Object2" text:anchor-type="as-char" svg:width="2.688cm" svg:height="1.04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text:tab/>Vektorfält:</text:p>
      <text:p text:style-name="P1"/>
      <text:p text:style-name="P1"><text:tab/><text:tab/><draw:frame draw:style-name="fr1" draw:name="Object3" text:anchor-type="as-char" svg:width="5.592cm" svg:height="0.59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/>
      <text:p text:style-name="P1"><text:tab/>Lösningstyper:</text:p>
      <text:p text:style-name="P1"/>
      <text:p text:style-name="P1"><text:tab/><text:tab/>Statinära punkter</text:p>
      <text:p text:style-name="P1"><text:tab/><text:tab/>Båge</text:p>
      <text:p text:style-name="P1"><text:tab/><text:tab/>Periodisk lösning</text:p>
      <text:p text:style-name="P1"/>
      <text:p text:style-name="P1"/>
      <text:p text:style-name="P1"/>
      <text:p text:style-name="P1">Stabilitetsundersökning av linjära system</text:p>
      <text:p text:style-name="P1"/>
      <text:p text:style-name="P1"><text:tab/><draw:frame draw:style-name="fr1" draw:name="Object4" text:anchor-type="as-char" svg:width="1.729cm" svg:height="0.55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<text:tab/>Egenvärden till matrisen:</text:p>
      <text:p text:style-name="P1"/>
      <text:p text:style-name="P1"><text:tab/><text:tab/>Reella<text:tab/><text:tab/>Komplexa</text:p>
      <text:p text:style-name="P1"><text:tab/><text:tab/>• Enkla</text:p>
      <text:p text:style-name="P1"><text:tab/><text:tab/>• Multipla</text:p>
      <text:p text:style-name="P1"/>
      <text:p text:style-name="P1"><text:tab/>Stationära punkter:<draw:frame draw:style-name="fr2" draw:name="Object5" text:anchor-type="as-char" svg:y="-0.471cm" svg:width="2.351cm" svg:height="0.563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2"><text:span text:style-name="T2"><text:tab/><text:tab/>det </text:span><text:span text:style-name="T3">A</text:span><text:span text:style-name="T2"> ≠ 0<text:tab/></text:span>∵<text:span text:style-name="T2"> <text:s/>Entydlig lösning</text:span></text:p>
      <text:p text:style-name="P2"><text:span text:style-name="T2"/></text:p>
      <text:p text:style-name="P1"><text:tab/><text:tab/>(0 <text:s/>0) är den enda stationära punkten.</text:p>
      <text:p text:style-name="P1"/>
      <text:p text:style-name="P3"><text:span text:style-name="T2">λ reella och enkla (λ</text:span><text:span text:style-name="T1">1</text:span><text:span text:style-name="T2"> ≠ λ</text:span><text:span text:style-name="T1">2</text:span><text:span text:style-name="T2">)</text:span></text:p>
      <text:p text:style-name="P1"/>
      <text:p text:style-name="P2"><text:span text:style-name="T2"><text:tab/> λ</text:span><text:span text:style-name="T1">1</text:span><text:span text:style-name="T2"> &gt; 0, λ</text:span><text:span text:style-name="T1">2</text:span><text:span text:style-name="T2"> &gt; 0<text:tab/>Instabil nod</text:span></text:p>
      <text:p text:style-name="P2"><text:span text:style-name="T2"><text:tab/> λ</text:span><text:span text:style-name="T1">1</text:span><text:span text:style-name="T2"> &gt; 0, λ</text:span><text:span text:style-name="T1">2</text:span><text:span text:style-name="T2"> &lt; 0<text:tab/>Sadelpunkt, instabil</text:span></text:p>
      <text:p text:style-name="P2"><text:span text:style-name="T2"><text:tab/> λ</text:span><text:span text:style-name="T1">1</text:span><text:span text:style-name="T2"> &lt; 0, λ</text:span><text:span text:style-name="T1">2</text:span><text:span text:style-name="T2"> &gt; 0<text:tab/>Sadelpunkt, instabil</text:span></text:p>
      <text:p text:style-name="P2"><text:span text:style-name="T2"><text:tab/> λ</text:span><text:span text:style-name="T1">1</text:span><text:span text:style-name="T2"> &lt; 0, λ</text:span><text:span text:style-name="T1">2</text:span><text:span text:style-name="T2"> &lt; 0<text:tab/>Stabil nod</text:span></text:p>
      <text:p text:style-name="P1"/>
      <text:p text:style-name="P2"><text:span text:style-name="T2">λ reella och multipla (λ</text:span><text:span text:style-name="T1">1</text:span><text:span text:style-name="T2"> = λ</text:span><text:span text:style-name="T1">2</text:span><text:span text:style-name="T2">)</text:span></text:p>
      <text:p text:style-name="P1"/>
      <text:p text:style-name="P2"><text:span text:style-name="T2"><text:tab/> λ</text:span><text:span text:style-name="T1">1</text:span><text:span text:style-name="T2"> = λ</text:span><text:span text:style-name="T1">2</text:span><text:span text:style-name="T2"> &gt; 0<text:tab/><text:tab/>Instabil degenererad nod</text:span></text:p>
      <text:p text:style-name="P2"><text:span text:style-name="T2"><text:tab/> λ</text:span><text:span text:style-name="T1">1</text:span><text:span text:style-name="T2"> = λ</text:span><text:span text:style-name="T1">2</text:span><text:span text:style-name="T2"> &lt; 0<text:tab/><text:tab/>Stabil degenererad nod</text:span></text:p>
      <text:p text:style-name="P1"/>
      <text:p text:style-name="P2"><text:span text:style-name="T2">λ komplex (λ</text:span><text:span text:style-name="T1">1, 2</text:span><text:span text:style-name="T2"> = α ± iβ)</text:span></text:p>
      <text:p text:style-name="P1"/>
      <text:p text:style-name="P2"><text:span text:style-name="T2"><text:tab/></text:span><text:span text:style-name="T2"><draw:frame draw:style-name="fr1" draw:name="Object6" text:anchor-type="as-char" svg:width="5.39cm" svg:height="0.626cm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"/>
      <text:p text:style-name="P2"><text:span text:style-name="T2"><text:tab/></text:span><text:span text:style-name="T2"><draw:frame draw:style-name="fr1" draw:name="Object7" text:anchor-type="as-char" svg:width="1.725cm" svg:height="0.626cm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2"><text:tab/>(ℜ skrivs ofta Re)</text:span></text:p>
      <text:p text:style-name="P1"/>
      <text:p text:style-name="P2"><text:span text:style-name="T2"><text:tab/></text:span><text:span text:style-name="T2"><draw:frame draw:style-name="fr2" draw:name="Object8" text:anchor-type="as-char" svg:y="-0.54cm" svg:width="1.679cm" svg:height="0.626cm" draw:z-index="6"><draw:object xlink:href="./Object 8" xlink:type="simple" xlink:show="embed" xlink:actuate="onLoad"/><draw:image xlink:href="./ObjectReplacements/Object 8" xlink:type="simple" xlink:show="embed" xlink:actuate="onLoad"/></draw:frame></text:span><text:span text:style-name="T2"><text:tab/>(ℑ skrivs ofta Im)</text:span></text:p>
      <text:p text:style-name="P1"><text:tab/></text:p>
      <text:p text:style-name="P1"><text:tab/>α &gt; 0<text:tab/><text:tab/>Instabil spiral</text:p>
      <text:p text:style-name="P1"><text:tab/>α = 0<text:tab/><text:tab/>Centrum, stabil<text:tab/>(ellipsformad)</text:p>
      <text:p text:style-name="P1"><text:tab/>α &lt; 0<text:tab/><text:tab/>Stabil spiral</text:p>
      <text:p text:style-name="P1"/>
      <text:p text:style-name="P1"/>
      <text:p text:style-name="P1"/>
      <text:p text:style-name="P1"/>
      <text:p text:style-name="P1"/>
      <text:p text:style-name="P1">Stabilitetskriterium för linjära system</text:p>
      <text:p text:style-name="P1"/>
      <text:p text:style-name="P2"><text:span text:style-name="T2"><text:tab/></text:span><text:span text:style-name="T2"><draw:frame draw:style-name="fr1" draw:name="Object9" text:anchor-type="as-char" svg:width="1.729cm" svg:height="0.557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2">,<text:tab/></text:span><text:span text:style-name="T2"><draw:frame draw:style-name="fr1" draw:name="Object10" text:anchor-type="as-char" svg:width="2.554cm" svg:height="0.631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2">,<text:tab/>det </text:span><text:span text:style-name="T3">A</text:span><text:span text:style-name="T2"> ≠ 0</text:span></text:p>
      <text:p text:style-name="P1"/>
      <text:p text:style-name="P2"><text:span text:style-name="T2"><text:tab/>1. <text:s/></text:span><text:span text:style-name="T2"><draw:frame draw:style-name="fr1" draw:name="Object11" text:anchor-type="as-char" svg:width="4.459cm" svg:height="0.979cm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1"/>
      <text:p text:style-name="P2"><text:span text:style-name="T2"><text:tab/>2. <text:s/></text:span><text:span text:style-name="T2"><draw:frame draw:style-name="fr2" draw:name="Object12" text:anchor-type="as-char" svg:y="-0.459cm" svg:width="5.669cm" svg:height="0.564cm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1"/>
      <text:p text:style-name="P2"><text:span text:style-name="T2"><text:tab/>3. <text:s text:c="2"/>I övriga fall finns det minst ett</text:span><text:span text:style-name="T2"><draw:frame draw:style-name="fr1" draw:name="Object13" text:anchor-type="as-char" svg:width="0.681cm" svg:height="0.626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2">för vilket</text:span><text:span text:style-name="T2"><draw:frame draw:style-name="fr1" draw:name="Object14" text:anchor-type="as-char" svg:width="1.037cm" svg:height="0.564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2">blir</text:span></text:p>
      <text:p text:style-name="P2"><text:span text:style-name="T2"><text:tab/> <text:s text:c="5"/>obegränsat då </text:span><text:span text:style-name="T4">t</text:span><text:span text:style-name="T2"> växer.</text:span></text:p>
      <text:p text:style-name="P1"/>
      <text:p text:style-name="P1"/>
      <text:p text:style-name="P4">Skilda reella egenvärden</text:p>
      <text:p text:style-name="P1"/>
      <text:p text:style-name="P2"><text:span text:style-name="T2"><text:tab/></text:span><text:span text:style-name="T2"><draw:frame draw:style-name="fr1" draw:name="Object15" text:anchor-type="as-char" svg:width="5.02cm" svg:height="0.631cm" draw:z-index="14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1"/>
      <text:p text:style-name="P2"><text:span text:style-name="T2"><text:tab/>λ</text:span><text:span text:style-name="T1">2</text:span><text:span text:style-name="T2"> &lt; λ</text:span><text:span text:style-name="T1">1</text:span></text:p>
      <text:p text:style-name="P1"/>
      <text:p text:style-name="P2"><text:span text:style-name="T2"><text:tab/></text:span><text:span text:style-name="T2"><draw:frame draw:style-name="fr1" draw:name="Object16" text:anchor-type="as-char" svg:width="5.974cm" svg:height="0.697cm" draw:z-index="15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1"/>
      <text:p text:style-name="P2"><text:span text:style-name="T2"><text:tab/></text:span><text:span text:style-name="T2"><draw:frame draw:style-name="fr1" draw:name="Object17" text:anchor-type="as-char" svg:width="4.792cm" svg:height="0.977cm" draw:z-index="16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1"/>
      <text:p text:style-name="P1"/>
      <text:p text:style-name="P1"/>
      <text:p text:style-name="P1">Upprepade reella egenvärden</text:p>
      <text:p text:style-name="P1">Tillräckligt många linjärt oberoende egenvektorer.</text:p>
      <text:p text:style-name="P1"/>
      <text:p text:style-name="P2"><text:span text:style-name="T2"><text:tab/></text:span><text:span text:style-name="T2"><draw:frame draw:style-name="fr1" draw:name="Object18" text:anchor-type="as-char" svg:width="8.662cm" svg:height="0.69cm" draw:z-index="17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1"/>
      <text:p text:style-name="P1"/>
      <text:p text:style-name="P2"><text:span text:style-name="T2"><text:tab/></text:span><text:span text:style-name="T2"><draw:frame draw:style-name="fr1" draw:name="Object19" text:anchor-type="as-char" svg:width="11.354cm" svg:height="1.228cm" draw:z-index="18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1"/>
      <text:p text:style-name="P1"/>
      <text:p text:style-name="P1"/>
      <text:p text:style-name="P1"/>
      <text:p text:style-name="P1"/>
      <text:p text:style-name="P1">⁅z.c.10.1.16.⁆</text:p>
      <text:p text:style-name="P1"/>
      <text:p text:style-name="P1"><draw:frame draw:style-name="fr1" draw:name="Object20" text:anchor-type="as-char" svg:width="3.133cm" svg:height="1.242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1"/>
      <text:p text:style-name="P1">Bestäm de kritiska (stationära) punkterna.</text:p>
      <text:p text:style-name="P1">I de stationära punkterna är tangentvektorn (x'; y') = (0; 0)</text:p>
      <text:p text:style-name="P1"/>
      <text:p text:style-name="P1"><draw:frame draw:style-name="fr1" draw:name="Object21" text:anchor-type="as-char" svg:width="4.475cm" svg:height="1.242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1"/>
      <text:p text:style-name="P2"><text:span text:style-name="T2">(1):</text:span><text:span text:style-name="T2"><draw:frame draw:style-name="fr1" draw:name="Object22" text:anchor-type="as-char" svg:width="7.826cm" svg:height="1.806cm" draw:z-index="21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1"/>
      <text:p text:style-name="P2"><text:span text:style-name="T2">De stationära lösningarna är (0; 0) och (±</text:span><text:span text:style-name="T1">1</text:span><text:span text:style-name="T2"> 1; <text:s/>±</text:span><text:span text:style-name="T1">2</text:span><text:span text:style-name="T2"> 2)</text:span></text:p>
      <text:p text:style-name="P1"/>
      <text:p text:style-name="P4">⁅z.c.10.2.11.⁆</text:p>
      <text:p text:style-name="P1"/>
      <text:p text:style-name="P1"><draw:frame draw:style-name="fr1" draw:name="Object23" text:anchor-type="as-char" svg:width="6.675cm" svg:height="1.194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1"/>
      <text:p text:style-name="P1"><draw:frame draw:style-name="fr1" draw:name="Object24" text:anchor-type="as-char" svg:width="11.733cm" svg:height="1.166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1"/>
      <text:p text:style-name="P1"><draw:frame draw:style-name="fr1" draw:name="Object25" text:anchor-type="as-char" svg:width="2.334cm" svg:height="0.601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1"/>
      <text:p text:style-name="P1">Skilda tecken hos egenvärderna.</text:p>
      <text:p text:style-name="P1">(0; 0) är en sadelpunkt.</text:p>
      <text:p text:style-name="P1"/>
      <text:p text:style-name="P1"/>
      <text:p text:style-name="P1"/>
      <text:p text:style-name="P1">⁅z.c.10.2.11.⁆</text:p>
      <text:p text:style-name="P1"/>
      <text:p text:style-name="P1">Bestäm µ så att vi får en stabil spiral.</text:p>
      <text:p text:style-name="P1"/>
      <text:p text:style-name="P1"><draw:frame draw:style-name="fr1" draw:name="Object26" text:anchor-type="as-char" svg:width="2.953cm" svg:height="1.168cm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1"/>
      <text:p text:style-name="P1"><draw:frame draw:style-name="fr1" draw:name="Object27" text:anchor-type="as-char" svg:width="5.463cm" svg:height="1.166cm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1"/>
      <text:p text:style-name="P1"><draw:frame draw:style-name="fr1" draw:name="Object28" text:anchor-type="as-char" svg:width="2.868cm" svg:height="1.145cm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1"/>
      <text:p text:style-name="P1">(0; 0) är en stabil sprital då:</text:p>
      <text:p text:style-name="P1"/>
      <text:p text:style-name="P1"><draw:frame draw:style-name="fr1" draw:name="Object29" text:anchor-type="as-char" svg:width="4.651cm" svg:height="1.164cm" draw:z-index="28"><draw:object xlink:href="./Object 29" xlink:type="simple" xlink:show="embed" xlink:actuate="onLoad"/><draw:image xlink:href="./ObjectReplacements/Object 29" xlink:type="simple" xlink:show="embed" xlink:actuate="onLoad"/></draw:frame></text:p>
      <text:p text:style-name="P1"/>
      <text:p text:style-name="P1"><draw:frame draw:style-name="fr1" draw:name="Object30" text:anchor-type="as-char" svg:width="4.173cm" svg:height="1.164cm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1"/>
      <text:p text:style-name="P1">–2 &lt; µ &lt; 0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23H45M43S</meta:editing-duration>
    <meta:editing-cycles>60</meta:editing-cycles>
    <meta:generator>OpenOffice.org/3.1$Win32 OpenOffice.org_project/310m19$Build-9420</meta:generator>
    <dc:date>2010-10-16T21:38:38.68</dc:date>
    <dc:creator>Mattias </dc:creator>
    <meta:document-statistic meta:table-count="0" meta:image-count="0" meta:object-count="30" meta:page-count="4" meta:paragraph-count="77" meta:word-count="264" meta:character-count="152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x</math:mi>
          </math:mrow>
          <math:mrow>
            <math:mi>dt</math:mi>
          </math:mrow>
        </math:mfrac>
        <math:mo math:stretchy="false">=</math:mo>
        <math:mi math:fontstyle="normal">P</math:mi>
      </math:mrow>
      <math:mrow>
        <math:mo math:stretchy="false">(</math:mo>
        <math:mrow>
          <math:mi math:fontstyle="normal">x</math:mi>
          <math:mi math:fontstyle="normal">;</math:mi>
          <math:mi/>
          <math:mi math:fontstyle="normal">y</math:mi>
        </math:mrow>
        <math:mo math:stretchy="false">)</math:mo>
      </math:mrow>
    </math:mrow>
    <math:annotation math:encoding="StarMath 5.0">{{alignc dx} over {alignc dt}} = P(x;`y)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row>
          <math:mrow>
            <math:mo math:stretchy="false">(</math:mo>
            <math:mn>0</math:mn>
            <math:mo math:stretchy="false">)</math:mo>
          </math:mrow>
          <math:mo math:stretchy="false">=</math:mo>
          <math:mover math:accent="true">
            <math:msub>
              <math:mi math:fontstyle="normal">X</math:mi>
              <math:mn>0</math:mn>
            </math:msub>
            <math:mo math:stretchy="false">→</math:mo>
          </math:mover>
        </math:mrow>
        <math:mo math:stretchy="false">≠</math:mo>
        <math:mover math:accent="true">
          <math:mn>0</math:mn>
          <math:mo math:stretchy="false">→</math:mo>
        </math:mover>
      </math:mrow>
    </math:mrow>
    <math:annotation math:encoding="StarMath 5.0">{widevec X}(0) = {widevec X_0} &lt;&gt; {widevec 0}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under>
          <math:mi>lim</math:mi>
          <math:mstyle math:fontsize="10.2pt">
            <math:mrow>
              <math:mrow>
                <math:mi math:fontstyle="normal">t</math:mi>
                <math:mo math:stretchy="false">→</math:mo>
                <math:mo math:stretchy="false">∞</math:mo>
              </math:mrow>
            </math:mrow>
          </math:mstyle>
        </math:munder>
        <math:mover math:accent="true">
          <math:mi math:fontstyle="normal">X</math:mi>
          <math:mo math:stretchy="false">→</math:mo>
        </math:mover>
      </math:mrow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over math:accent="true">
          <math:mn>0</math:mn>
          <math:mo math:stretchy="false">→</math:mo>
        </math:mover>
      </math:mrow>
      <math:mi/>
      <math:mo math:stretchy="false">⇔</math:mo>
      <math:mi/>
      <math:mo math:stretchy="false">ℜ</math:mo>
      <math:mrow>
        <math:mi math:fontstyle="normal">λ</math:mi>
        <math:mo math:stretchy="false">&lt;</math:mo>
        <math:mn>0</math:mn>
      </math:mrow>
    </math:mrow>
    <math:annotation math:encoding="StarMath 5.0">lim from {size +3 {t toward infinity}} {widevec X}(t) = {widevec 0} `dlrarrow` Re λ &lt; 0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o math:stretchy="false">(</math:mo>
        <math:mi math:fontstyle="normal">t</math:mi>
        <math:mo math:stretchy="false">)</math:mo>
      </math:mrow>
      <math:mtext> är periodisk</math:mtext>
      <math:mi/>
      <math:mo math:stretchy="false">⇔</math:mo>
      <math:mi/>
      <math:mo math:stretchy="false">ℜ</math:mo>
      <math:mrow>
        <math:mi math:fontstyle="normal">λ</math:mi>
        <math:mo math:stretchy="false">=</math:mo>
        <math:mn>0</math:mn>
      </math:mrow>
    </math:mrow>
    <math:annotation math:encoding="StarMath 5.0">{widevec X}(t) " är periodisk" `dlrarrow` Re λ = 0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 math:fontstyle="normal">X</math:mi>
        <math:mn>0</math:mn>
      </math:msub>
      <math:mo math:stretchy="false">→</math:mo>
    </math:mover>
    <math:annotation math:encoding="StarMath 5.0">widevec X_0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o math:stretchy="false">(</math:mo>
        <math:mi math:fontstyle="normal">t</math:mi>
        <math:mo math:stretchy="false">)</math:mo>
      </math:mrow>
    </math:mrow>
    <math:annotation math:encoding="StarMath 5.0">{widevec X}(t)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sub>
          <math:mi math:fontstyle="normal">C</math:mi>
          <math:mn>1</math:mn>
        </math:msub>
      </math:mrow>
      <math:mover math:accent="true">
        <math:msub>
          <math:mi math:fontstyle="normal">K</math:mi>
          <math:mn>1</math:mn>
        </math:msub>
        <math:mo math:stretchy="false">→</math:mo>
      </math:mover>
      <math:mrow>
        <math:msup>
          <math:mi math:fontstyle="normal">e</math:mi>
          <math:mrow>
            <math:msub>
              <math:mo math:stretchy="false">λ</math:mo>
              <math:mn>1</math:mn>
            </math:msub>
            <math:mi math:fontstyle="normal">t</math:mi>
          </math:mrow>
        </math:msup>
        <math:mo math:stretchy="false">+</math:mo>
        <math:msub>
          <math:mi math:fontstyle="normal">C</math:mi>
          <math:mn>2</math:mn>
        </math:msub>
      </math:mrow>
      <math:mover math:accent="true">
        <math:msub>
          <math:mi math:fontstyle="normal">K</math:mi>
          <math:mn>2</math:mn>
        </math:msub>
        <math:mo math:stretchy="false">→</math:mo>
      </math:mover>
      <math:msup>
        <math:mi math:fontstyle="normal">e</math:mi>
        <math:mrow>
          <math:msub>
            <math:mo math:stretchy="false">λ</math:mo>
            <math:mn>2</math:mn>
          </math:msub>
          <math:mi math:fontstyle="normal">t</math:mi>
        </math:mrow>
      </math:msup>
    </math:mrow>
    <math:annotation math:encoding="StarMath 5.0">{widevec X}(t) = C_1 {widevec K_1} e^{%lambda_1 t} + C_2 {widevec K_2} e^{%lambda_2 t}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sup>
          <math:mi math:fontstyle="normal">e</math:mi>
          <math:mrow>
            <math:msub>
              <math:mi math:fontstyle="normal">λ</math:mi>
              <math:mn>1</math:mn>
            </math:msub>
            <math:mi math:fontstyle="normal">t</math:mi>
          </math:mrow>
        </math:msup>
      </math:mrow>
      <math:mfenced math:open="" math:close="">
        <math:mrow>
          <math:msub>
            <math:mi math:fontstyle="normal">C</math:mi>
            <math:mn>1</math:mn>
          </math:msub>
          <math:mrow>
            <math:mover math:accent="true">
              <math:msub>
                <math:mi math:fontstyle="normal">K</math:mi>
                <math:mn>1</math:mn>
              </math:msub>
              <math:mo math:stretchy="false">→</math:mo>
            </math:mover>
            <math:mo math:stretchy="false">+</math:mo>
            <math:msub>
              <math:mi math:fontstyle="normal">C</math:mi>
              <math:mn>2</math:mn>
            </math:msub>
          </math:mrow>
          <math:mover math:accent="true">
            <math:msub>
              <math:mi math:fontstyle="normal">K</math:mi>
              <math:mn>2</math:mn>
            </math:msub>
            <math:mo math:stretchy="false">→</math:mo>
          </math:mover>
          <math:msup>
            <math:mi math:fontstyle="normal">e</math:mi>
            <math:mrow>
              <math:mrow>
                <math:mo math:stretchy="false">(</math:mo>
                <math:mrow>
                  <math:msub>
                    <math:mi math:fontstyle="normal">λ</math:mi>
                    <math:mn>2</math:mn>
                  </math:msub>
                  <math:mo math:stretchy="false">−</math:mo>
                  <math:msub>
                    <math:mi math:fontstyle="normal">λ</math:mi>
                    <math:mn>1</math:mn>
                  </math:msub>
                </math:mrow>
                <math:mo math:stretchy="false">)</math:mo>
              </math:mrow>
              <math:mi math:fontstyle="normal">t</math:mi>
            </math:mrow>
          </math:msup>
        </math:mrow>
      </math:mfenced>
    </math:mrow>
    <math:annotation math:encoding="StarMath 5.0">{widevec X}(t) = e^{λ_1 t} left ( C_1 {widevec K_1} + C_2 {widevec K_2} e^{(λ_2 - λ_1)t} right )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under>
          <math:mi>lim</math:mi>
          <math:mstyle math:fontsize="10.2pt">
            <math:mrow>
              <math:mrow>
                <math:mi math:fontstyle="normal">t</math:mi>
                <math:mo math:stretchy="false">→</math:mo>
                <math:mo math:stretchy="false">∞</math:mo>
              </math:mrow>
            </math:mrow>
          </math:mstyle>
        </math:munder>
        <math:mover math:accent="true">
          <math:mi math:fontstyle="normal">X</math:mi>
          <math:mo math:stretchy="false">→</math:mo>
        </math:mover>
      </math:mrow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row>
          <math:munder>
            <math:mi>lim</math:mi>
            <math:mstyle math:fontsize="10.2pt">
              <math:mrow>
                <math:mrow>
                  <math:mi math:fontstyle="normal">t</math:mi>
                  <math:mo math:stretchy="false">→</math:mo>
                  <math:mo math:stretchy="false">∞</math:mo>
                </math:mrow>
              </math:mrow>
            </math:mstyle>
          </math:munder>
          <math:msup>
            <math:mi math:fontstyle="normal">e</math:mi>
            <math:mrow>
              <math:msub>
                <math:mo math:stretchy="false">λ</math:mo>
                <math:mn>1</math:mn>
              </math:msub>
              <math:mi math:fontstyle="normal">t</math:mi>
            </math:mrow>
          </math:msup>
        </math:mrow>
      </math:mrow>
      <math:msub>
        <math:mi math:fontstyle="normal">C</math:mi>
        <math:mn>1</math:mn>
      </math:msub>
      <math:mover math:accent="true">
        <math:msub>
          <math:mi math:fontstyle="normal">K</math:mi>
          <math:mn>1</math:mn>
        </math:msub>
        <math:mo math:stretchy="false">→</math:mo>
      </math:mover>
    </math:mrow>
    <math:annotation math:encoding="StarMath 5.0">lim from {size +3 {t toward infinity}} {widevec X}(t) =
lim from {size +3 {t toward infinity}} e^{%lambda_1 t} C_1 {widevec K_1}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sub>
          <math:mi math:fontstyle="normal">C</math:mi>
          <math:mn>1</math:mn>
        </math:msub>
      </math:mrow>
      <math:mover math:accent="true">
        <math:msub>
          <math:mi math:fontstyle="normal">K</math:mi>
          <math:mn>1</math:mn>
        </math:msub>
        <math:mo math:stretchy="false">→</math:mo>
      </math:mover>
      <math:mrow>
        <math:msup>
          <math:mi math:fontstyle="normal">e</math:mi>
          <math:mrow>
            <math:msub>
              <math:mi math:fontstyle="normal">λ</math:mi>
              <math:mn>1</math:mn>
            </math:msub>
            <math:mi math:fontstyle="normal">t</math:mi>
          </math:mrow>
        </math:msup>
        <math:mo math:stretchy="false">+</math:mo>
        <math:msub>
          <math:mi math:fontstyle="normal">C</math:mi>
          <math:mn>2</math:mn>
        </math:msub>
      </math:mrow>
      <math:mover math:accent="true">
        <math:msub>
          <math:mi math:fontstyle="normal">K</math:mi>
          <math:mn>2</math:mn>
        </math:msub>
        <math:mo math:stretchy="false">→</math:mo>
      </math:mover>
      <math:mrow>
        <math:msup>
          <math:mi math:fontstyle="normal">e</math:mi>
          <math:mrow>
            <math:msub>
              <math:mi math:fontstyle="normal">λ</math:mi>
              <math:mn>1</math:mn>
            </math:msub>
            <math:mi math:fontstyle="normal">t</math:mi>
          </math:mrow>
        </math:msup>
        <math:mo math:stretchy="false">=</math:mo>
        <math:mfenced math:open="" math:close="">
          <math:mrow>
            <math:msub>
              <math:mi math:fontstyle="normal">C</math:mi>
              <math:mn>1</math:mn>
            </math:msub>
            <math:mrow>
              <math:mover math:accent="true">
                <math:msub>
                  <math:mi math:fontstyle="normal">K</math:mi>
                  <math:mn>1</math:mn>
                </math:msub>
                <math:mo math:stretchy="false">→</math:mo>
              </math:mover>
              <math:mo math:stretchy="false">+</math:mo>
              <math:msub>
                <math:mi math:fontstyle="normal">C</math:mi>
                <math:mn>2</math:mn>
              </math:msub>
            </math:mrow>
            <math:mover math:accent="true">
              <math:msub>
                <math:mi math:fontstyle="normal">K</math:mi>
                <math:mn>2</math:mn>
              </math:msub>
              <math:mo math:stretchy="false">→</math:mo>
            </math:mover>
          </math:mrow>
        </math:mfenced>
      </math:mrow>
      <math:msup>
        <math:mi math:fontstyle="normal">e</math:mi>
        <math:mrow>
          <math:msub>
            <math:mi math:fontstyle="normal">λ</math:mi>
            <math:mn>1</math:mn>
          </math:msub>
          <math:mi math:fontstyle="normal">t</math:mi>
        </math:mrow>
      </math:msup>
    </math:mrow>
    <math:annotation math:encoding="StarMath 5.0">{widevec X}(t) = C_1 {widevec K_1} e^{λ_1 t} + C_2 {widevec K_2} e^{λ_1 t} = left ( C_1 {widevec K_1} + C_2 {widevec K_2} right ) e^{λ_1 t}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sub>
          <math:mi math:fontstyle="normal">C</math:mi>
          <math:mn>1</math:mn>
        </math:msub>
      </math:mrow>
      <math:mover math:accent="true">
        <math:msub>
          <math:mi math:fontstyle="normal">K</math:mi>
          <math:mn>1</math:mn>
        </math:msub>
        <math:mo math:stretchy="false">→</math:mo>
      </math:mover>
      <math:mrow>
        <math:msup>
          <math:mi math:fontstyle="normal">e</math:mi>
          <math:mrow>
            <math:msub>
              <math:mo math:stretchy="false">λ</math:mo>
              <math:mn>1</math:mn>
            </math:msub>
            <math:mi math:fontstyle="normal">t</math:mi>
          </math:mrow>
        </math:msup>
        <math:mo math:stretchy="false">+</math:mo>
        <math:msub>
          <math:mi math:fontstyle="normal">C</math:mi>
          <math:mn>2</math:mn>
        </math:msub>
      </math:mrow>
      <math:mfenced math:open="" math:close="">
        <math:mrow>
          <math:mover math:accent="true">
            <math:msub>
              <math:mi math:fontstyle="normal">K</math:mi>
              <math:mn>1</math:mn>
            </math:msub>
            <math:mo math:stretchy="false">→</math:mo>
          </math:mover>
          <math:mrow>
            <math:mi math:fontstyle="normal">t</math:mi>
            <math:mo math:stretchy="false">+</math:mo>
            <math:mover math:accent="true">
              <math:mi math:fontstyle="normal">P</math:mi>
              <math:mo math:stretchy="false">→</math:mo>
            </math:mover>
          </math:mrow>
        </math:mrow>
      </math:mfenced>
      <math:mrow>
        <math:msup>
          <math:mi math:fontstyle="normal">e</math:mi>
          <math:mrow>
            <math:msub>
              <math:mo math:stretchy="false">λ</math:mo>
              <math:mn>1</math:mn>
            </math:msub>
            <math:mi math:fontstyle="normal">t</math:mi>
          </math:mrow>
        </math:msup>
        <math:mo math:stretchy="false">=</math:mo>
        <math:mi math:fontstyle="normal">t</math:mi>
      </math:mrow>
      <math:msup>
        <math:mi math:fontstyle="normal">e</math:mi>
        <math:mrow>
          <math:msub>
            <math:mo math:stretchy="false">λ</math:mo>
            <math:mn>1</math:mn>
          </math:msub>
          <math:mi math:fontstyle="normal">t</math:mi>
        </math:mrow>
      </math:msup>
      <math:mfenced math:open="" math:close="">
        <math:mrow>
          <math:msub>
            <math:mi math:fontstyle="normal">C</math:mi>
            <math:mn>2</math:mn>
          </math:msub>
          <math:mrow>
            <math:mover math:accent="true">
              <math:msub>
                <math:mi math:fontstyle="normal">K</math:mi>
                <math:mn>1</math:mn>
              </math:msub>
              <math:mo math:stretchy="false">→</math:mo>
            </math:mover>
            <math:mo math:stretchy="false">+</math:mo>
            <math:mfrac>
              <math:mrow>
                <math:msub>
                  <math:mi math:fontstyle="normal">C</math:mi>
                  <math:mn>1</math:mn>
                </math:msub>
              </math:mrow>
              <math:mrow>
                <math:mi math:fontstyle="normal">t</math:mi>
              </math:mrow>
            </math:mfrac>
          </math:mrow>
          <math:mrow>
            <math:mover math:accent="true">
              <math:msub>
                <math:mi math:fontstyle="normal">K</math:mi>
                <math:mn>1</math:mn>
              </math:msub>
              <math:mo math:stretchy="false">→</math:mo>
            </math:mover>
            <math:mo math:stretchy="false">+</math:mo>
            <math:mfrac>
              <math:mrow>
                <math:msub>
                  <math:mi math:fontstyle="normal">C</math:mi>
                  <math:mn>2</math:mn>
                </math:msub>
              </math:mrow>
              <math:mrow>
                <math:mi math:fontstyle="normal">t</math:mi>
              </math:mrow>
            </math:mfrac>
          </math:mrow>
          <math:mover math:accent="true">
            <math:mi math:fontstyle="normal">P</math:mi>
            <math:mo math:stretchy="false">→</math:mo>
          </math:mover>
        </math:mrow>
      </math:mfenced>
    </math:mrow>
    <math:annotation math:encoding="StarMath 5.0">{widevec X}(t) = C_1 {widevec K_1} e^{%lambda_1 t} + C_2 left ( {widevec K_1}t + {widevec P} right ) e^{%lambda_1 t} = t e^{%lambda_1 t} left (

C_2 {widevec K_1} +
{{alignc C_1} over {alignc t}} {widevec K_1} +
{{alignc C_2} over {alignc t}} {widevec P}

right )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t</math:mi>
          </math:mrow>
        </math:mfrac>
        <math:mo math:stretchy="false">=</math:mo>
        <math:mi math:fontstyle="normal">Q</math:mi>
      </math:mrow>
      <math:mrow>
        <math:mo math:stretchy="false">(</math:mo>
        <math:mrow>
          <math:mi math:fontstyle="normal">x</math:mi>
          <math:mi math:fontstyle="normal">;</math:mi>
          <math:mi/>
          <math:mi math:fontstyle="normal">y</math:mi>
        </math:mrow>
        <math:mo math:stretchy="false">)</math:mo>
      </math:mrow>
    </math:mrow>
    <math:annotation math:encoding="StarMath 5.0">{{alignc dy} over {alignc dt}} = Q(x;`y)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i math:fontstyle="normal">x</math:mi>
            <math:mrow>
              <math:mi math:fontstyle="normal">'</math:mi>
              <math:mo math:stretchy="false">=</math:mo>
              <math:mrow>
                <math:mo math:stretchy="false">−</math:mo>
                <math:mi math:fontstyle="normal">x</math:mi>
              </math:mrow>
            </math:mrow>
            <math:mrow>
              <math:mo math:stretchy="false">(</math:mo>
              <math:mrow>
                <math:mn>4</math:mn>
                <math:mo math:stretchy="false">−</math:mo>
                <math:msup>
                  <math:mi math:fontstyle="normal">y</math:mi>
                  <math:mn>2</math:mn>
                </math:msup>
              </math:mrow>
              <math:mo math:stretchy="false">)</math:mo>
            </math:mrow>
          </math:mrow>
        </math:mtr>
        <math:mtr>
          <math:mrow>
            <math:mi math:fontstyle="normal">y</math:mi>
            <math:mrow>
              <math:mi math:fontstyle="normal">'</math:mi>
              <math:mo math:stretchy="false">=</math:mo>
              <math:mn>4y</math:mn>
            </math:mrow>
            <math:mrow>
              <math:mo math:stretchy="false">(</math:mo>
              <math:mrow>
                <math:mn>1</math:mn>
                <math:mo math:stretchy="false">−</math:mo>
                <math:msup>
                  <math:mi math:fontstyle="normal">x</math:mi>
                  <math:mn>2</math:mn>
                </math:msup>
              </math:mrow>
              <math:mo math:stretchy="false">)</math:mo>
            </math:mrow>
          </math:mrow>
        </math:mtr>
      </math:mtable>
    </math:mrow>
    <math:annotation math:encoding="StarMath 5.0">
left lbrace stack{
x' = -x(4-y^2)
#
y' = 4y(1-x^2)
} right none
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o math:stretchy="false">−</math:mo>
              <math:mi math:fontstyle="normal">x</math:mi>
            </math:mrow>
            <math:mrow>
              <math:mrow>
                <math:mo math:stretchy="false">(</math:mo>
                <math:mrow>
                  <math:mn>4</math:mn>
                  <math:mo math:stretchy="false">−</math:mo>
                  <math:msup>
                    <math:mi math:fontstyle="normal">y</math:mi>
                    <math:mn>2</math:mn>
                  </math:msup>
                </math:mrow>
                <math:mo math:stretchy="false">)</math:mo>
              </math:mrow>
              <math:mo math:stretchy="false">=</math:mo>
              <math:mn>0</math:mn>
            </math:mrow>
            <math:mi/>
            <math:mtext/>
            <math:mrow>
              <math:mo math:stretchy="false">(</math:mo>
              <math:mn>1</math:mn>
              <math:mo math:stretchy="false">)</math:mo>
            </math:mrow>
            <math:mtext/>
          </math:mrow>
        </math:mtr>
        <math:mtr>
          <math:mrow>
            <math:mn>4y</math:mn>
            <math:mrow>
              <math:mrow>
                <math:mo math:stretchy="false">(</math:mo>
                <math:mrow>
                  <math:mn>1</math:mn>
                  <math:mo math:stretchy="false">−</math:mo>
                  <math:msup>
                    <math:mi math:fontstyle="normal">x</math:mi>
                    <math:mn>2</math:mn>
                  </math:msup>
                </math:mrow>
                <math:mo math:stretchy="false">)</math:mo>
              </math:mrow>
              <math:mo math:stretchy="false">=</math:mo>
              <math:mn>0</math:mn>
            </math:mrow>
            <math:mi/>
            <math:mtext/>
            <math:mrow>
              <math:mo math:stretchy="false">(</math:mo>
              <math:mn>2</math:mn>
              <math:mo math:stretchy="false">)</math:mo>
            </math:mrow>
            <math:mtext/>
          </math:mrow>
        </math:mtr>
      </math:mtable>
    </math:mrow>
    <math:annotation math:encoding="StarMath 5.0">left lbrace stack{
-x(4-y^2) = 0  `~~~~` ""(1)""
#
4y(1-x^2) = 0  ~~~~~  ""(2)""
} right none
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text>a)</math:mtext>
              <math:mi/>
              <math:mrow>
                <math:mi math:fontstyle="normal">x</math:mi>
                <math:mo math:stretchy="false">=</math:mo>
                <math:mn>0</math:mn>
              </math:mrow>
              <math:mi/>
              <math:mtext>insatt i (2):</math:mtext>
              <math:mi/>
              <math:mrow>
                <math:mi math:fontstyle="normal">y</math:mi>
                <math:mo math:stretchy="false">=</math:mo>
                <math:mn>0</math:mn>
              </math:mrow>
              <math:mi/>
              <math:mrow>
                <math:mo math:stretchy="false">(</math:mo>
                <math:mrow>
                  <math:mn>0</math:mn>
                  <math:mi math:fontstyle="normal">;</math:mi>
                  <math:mn>0</math:mn>
                </math:mrow>
                <math:mo math:stretchy="false">)</math:mo>
              </math:mrow>
            </math:mrow>
          </math:mrow>
        </math:mtr>
        <math:mtr>
          <math:mrow>
            <math:mrow>
              <math:mtext>b)</math:mtext>
              <math:mi/>
              <math:mrow>
                <math:mrow>
                  <math:mn>4</math:mn>
                  <math:mo math:stretchy="false">−</math:mo>
                  <math:msup>
                    <math:mi math:fontstyle="normal">y</math:mi>
                    <math:mn>2</math:mn>
                  </math:msup>
                </math:mrow>
                <math:mo math:stretchy="false">=</math:mo>
                <math:mn>0</math:mn>
              </math:mrow>
              <math:mi/>
              <math:mo math:stretchy="false">⇔</math:mo>
              <math:mi/>
              <math:mrow>
                <math:mi math:fontstyle="normal">y</math:mi>
                <math:mo math:stretchy="false">=</math:mo>
                <math:mrow>
                  <math:mo math:stretchy="false">±</math:mo>
                  <math:mn>2</math:mn>
                </math:mrow>
              </math:mrow>
              <math:mi/>
              <math:mtext>insatt i (2):</math:mtext>
            </math:mrow>
          </math:mrow>
        </math:mtr>
        <math:mtr>
          <math:mrow>
            <math:mrow>
              <math:mrow>
                <math:mi/>
                <math:mo math:stretchy="false">±</math:mo>
                <math:mn>8</math:mn>
              </math:mrow>
              <math:mrow>
                <math:mrow>
                  <math:mo math:stretchy="false">(</math:mo>
                  <math:mrow>
                    <math:mn>1</math:mn>
                    <math:mo math:stretchy="false">−</math:mo>
                    <math:msup>
                      <math:mi math:fontstyle="normal">x</math:mi>
                      <math:mn>2</math:mn>
                    </math:msup>
                  </math:mrow>
                  <math:mo math:stretchy="false">)</math:mo>
                </math:mrow>
                <math:mo math:stretchy="false">=</math:mo>
                <math:mn>0</math:mn>
              </math:mrow>
              <math:mi/>
              <math:mo math:stretchy="false">⇔</math:mo>
              <math:mi/>
              <math:mrow>
                <math:mi math:fontstyle="normal">x</math:mi>
                <math:mo math:stretchy="false">=</math:mo>
                <math:mrow>
                  <math:mo math:stretchy="false">±</math:mo>
                  <math:mn>1</math:mn>
                </math:mrow>
              </math:mrow>
            </math:mrow>
          </math:mrow>
        </math:mtr>
      </math:mtable>
    </math:mrow>
    <math:annotation math:encoding="StarMath 5.0">left lbrace stack{ alignl
"a)" ~ x = 0 ~~~ "insatt i (2):" ~ y = 0 ~~~~ (0; 0)
# alignl
"b)" ~4 - y^2 = 0 ~ dlrarrow ~ y = +-2 ~~~ "insatt i (2):"
# alignl
~~~ +-8(1 - x^2) = 0 ~ dlrarrow ~ x = +- 1
} right none
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" math:close="">
          <math:mtable>
            <math:mtr>
              <math:mrow>
                <math:mi math:fontstyle="normal">x</math:mi>
                <math:mi math:fontstyle="normal">'</math:mi>
              </math:mrow>
            </math:mtr>
            <math:mtr>
              <math:mrow>
                <math:mi math:fontstyle="normal">y</math:mi>
                <math:mi math:fontstyle="normal">'</math:mi>
              </math:mrow>
            </math:mtr>
          </math:mtable>
        </math:mfenced>
        <math:mo math:stretchy="false">=</math:mo>
        <math:mfenced math:open="" math:close="">
          <math:mtable>
            <math:mtr>
              <math:mtd>
                <math:mrow>
                  <math:mo math:stretchy="false">−</math:mo>
                  <math:mn>5</math:mn>
                </math:mrow>
              </math:mtd>
              <math:mtd>
                <math:mn>3</math:mn>
              </math:mtd>
            </math:mtr>
            <math:mtr>
              <math:mtd>
                <math:mrow>
                  <math:mo math:stretchy="false">−</math:mo>
                  <math:mn>2</math:mn>
                </math:mrow>
              </math:mtd>
              <math:mtd>
                <math:mn>5</math:mn>
              </math:mtd>
            </math:mtr>
          </math:mtable>
        </math:mfenced>
      </math:mrow>
      <math:mfenced math:open="" math:close="">
        <math:mtable>
          <math:mtr>
            <math:mi math:fontstyle="normal">x</math:mi>
          </math:mtr>
          <math:mtr>
            <math:mi math:fontstyle="normal">y</math:mi>
          </math:mtr>
        </math:mtable>
      </math:mfenced>
      <math:mi/>
      <math:mrow>
        <math:mstyle math:fontweight="bold">
          <math:mrow>
            <math:mi math:fontstyle="normal">A</math:mi>
          </math:mrow>
        </math:mstyle>
        <math:mo math:stretchy="false">=</math:mo>
        <math:mfenced math:open="" math:close="">
          <math:mtable>
            <math:mtr>
              <math:mtd>
                <math:mrow>
                  <math:mo math:stretchy="false">−</math:mo>
                  <math:mn>5</math:mn>
                </math:mrow>
              </math:mtd>
              <math:mtd>
                <math:mn>3</math:mn>
              </math:mtd>
            </math:mtr>
            <math:mtr>
              <math:mtd>
                <math:mrow>
                  <math:mo math:stretchy="false">−</math:mo>
                  <math:mn>2</math:mn>
                </math:mrow>
              </math:mtd>
              <math:mtd>
                <math:mn>5</math:mn>
              </math:mtd>
            </math:mtr>
          </math:mtable>
        </math:mfenced>
      </math:mrow>
    </math:mrow>
    <math:annotation math:encoding="StarMath 5.0">
left ( stack{x' # y'} right ) = left ( matrix{-5 # 3 ## -2 # 5} right )  left ( stack{x # y} right ) ~~~~ {bold A} = left ( matrix{-5 # 3 ## -2 # 5} right )

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n>0</math:mn>
          <math:mo math:stretchy="false">=</math:mo>
          <math:mfenced math:open="∣" math:close="∣">
            <math:mtable>
              <math:mtr>
                <math:mtd>
                  <math:mrow>
                    <math:mrow>
                      <math:mo math:stretchy="false">−</math:mo>
                      <math:mn>5</math:mn>
                    </math:mrow>
                    <math:mo math:stretchy="false">−</math:mo>
                    <math:mi math:fontstyle="normal">λ</math:mi>
                  </math:mrow>
                </math:mtd>
                <math:mtd>
                  <math:mn>3</math:mn>
                </math:mtd>
              </math:mtr>
              <math:mtr>
                <math:mtd>
                  <math:mrow>
                    <math:mo math:stretchy="false">−</math:mo>
                    <math:mn>2</math:mn>
                  </math:mrow>
                </math:mtd>
                <math:mtd>
                  <math:mrow>
                    <math:mn>5</math:mn>
                    <math:mo math:stretchy="false">−</math:mo>
                    <math:mi math:fontstyle="normal">λ</math:mi>
                  </math:mrow>
                </math:mtd>
              </math:mtr>
            </math:mtable>
          </math:mfenced>
        </math:mrow>
        <math:mo math:stretchy="false">=</math:mo>
        <math:mrow>
          <math:mo math:stretchy="false">−</math:mo>
          <math:mrow>
            <math:mo math:stretchy="false">(</math:mo>
            <math:mrow>
              <math:mn>5</math:mn>
              <math:mo math:stretchy="false">−</math:mo>
              <math:mi math:fontstyle="normal">λ</math:mi>
            </math:mrow>
            <math:mo math:stretchy="false">)</math:mo>
          </math:mrow>
        </math:mrow>
      </math:mrow>
      <math:mrow>
        <math:mrow>
          <math:mrow>
            <math:mrow>
              <math:mo math:stretchy="false">(</math:mo>
              <math:mrow>
                <math:mn>4</math:mn>
                <math:mo math:stretchy="false">+</math:mo>
                <math:mi math:fontstyle="normal">λ</math:mi>
              </math:mrow>
              <math:mo math:stretchy="false">)</math:mo>
            </math:mrow>
            <math:mo math:stretchy="false">+</math:mo>
            <math:mn>6</math:mn>
          </math:mrow>
          <math:mo math:stretchy="false">=</math:mo>
          <math:mrow>
            <math:mrow>
              <math:mrow>
                <math:mo math:stretchy="false">−</math:mo>
                <math:mn>25</math:mn>
              </math:mrow>
              <math:mo math:stretchy="false">+</math:mo>
              <math:msup>
                <math:mi math:fontstyle="normal">λ</math:mi>
                <math:mn>2</math:mn>
              </math:msup>
            </math:mrow>
            <math:mo math:stretchy="false">+</math:mo>
            <math:mn>6</math:mn>
          </math:mrow>
        </math:mrow>
        <math:mo math:stretchy="false">=</math:mo>
        <math:mrow>
          <math:mrow>
            <math:mo math:stretchy="false">−</math:mo>
            <math:mn>19</math:mn>
          </math:mrow>
          <math:mo math:stretchy="false">+</math:mo>
          <math:msup>
            <math:mi math:fontstyle="normal">λ</math:mi>
            <math:mn>2</math:mn>
          </math:msup>
        </math:mrow>
      </math:mrow>
    </math:mrow>
    <math:annotation math:encoding="StarMath 5.0">0 = left lline matrix{-5 - λ # 3 ## -2 # 5 - λ} right rline = -(5 - λ)(4 + λ) + 6 = -25 + λ^2 + 6 = -19 + λ^2
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λ</math:mo>
        <math:mrow>
          <math:mn>1,</math:mn>
          <math:mn>2</math:mn>
        </math:mrow>
      </math:msub>
      <math:mo math:stretchy="false">=</math:mo>
      <math:mrow>
        <math:mo math:stretchy="false">±</math:mo>
        <math:msqrt>
          <math:mn>19</math:mn>
        </math:msqrt>
      </math:mrow>
    </math:mrow>
    <math:annotation math:encoding="StarMath 5.0">%lambda_{1, 2} = +- sqrt{19}
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fenced math:open="" math:close="">
          <math:mtable>
            <math:mtr>
              <math:mtd>
                <math:mn>0</math:mn>
              </math:mtd>
              <math:mtd>
                <math:mn>1</math:mn>
              </math:mtd>
            </math:mtr>
            <math:mtr>
              <math:mtd>
                <math:mrow>
                  <math:mo math:stretchy="false">−</math:mo>
                  <math:mn>1</math:mn>
                </math:mrow>
              </math:mtd>
              <math:mtd>
                <math:mi math:fontstyle="normal">μ</math:mi>
              </math:mtd>
            </math:mtr>
          </math:mtable>
        </math:mfenced>
      </math:mrow>
      <math:mover math:accent="true">
        <math:mi math:fontstyle="normal">X</math:mi>
        <math:mo math:stretchy="false">→</math:mo>
      </math:mover>
    </math:mrow>
    <math:annotation math:encoding="StarMath 5.0">{widevec X}' = left ( matrix{0 # 1 ## -1 # μ} right ) {widevec X}
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row>
        <math:mn>0</math:mn>
        <math:mo math:stretchy="false">=</math:mo>
        <math:mfenced math:open="∣" math:close="∣">
          <math:mtable>
            <math:mtr>
              <math:mtd>
                <math:mrow>
                  <math:mn>0</math:mn>
                  <math:mo math:stretchy="false">−</math:mo>
                  <math:mi math:fontstyle="normal">λ</math:mi>
                </math:mrow>
              </math:mtd>
              <math:mtd>
                <math:mn>1</math:mn>
              </math:mtd>
            </math:mtr>
            <math:mtr>
              <math:mtd>
                <math:mrow>
                  <math:mo math:stretchy="false">−</math:mo>
                  <math:mn>1</math:mn>
                </math:mrow>
              </math:mtd>
              <math:mtd>
                <math:mrow>
                  <math:mi math:fontstyle="normal">μ</math:mi>
                  <math:mo math:stretchy="false">−</math:mo>
                  <math:mi math:fontstyle="normal">λ</math:mi>
                </math:mrow>
              </math:mtd>
            </math:mtr>
          </math:mtable>
        </math:mfenced>
      </math:mrow>
      <math:mo math:stretchy="false">=</math:mo>
      <math:mrow>
        <math:mrow>
          <math:msup>
            <math:mi math:fontstyle="normal">λ</math:mi>
            <math:mn>2</math:mn>
          </math:msup>
          <math:mo math:stretchy="false">−</math:mo>
          <math:mi>λμ</math:mi>
        </math:mrow>
        <math:mo math:stretchy="false">+</math:mo>
        <math:mn>1</math:mn>
      </math:mrow>
    </math:mrow>
    <math:annotation math:encoding="StarMath 5.0">0 = left lline matrix{0 - λ # 1 ## -1 # μ - λ} right rline = λ^2 - λμ + 1
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i math:fontstyle="normal">λ</math:mi>
      <math:mo math:stretchy="false">=</math:mo>
      <math:mfrac>
        <math:mrow>
          <math:mrow>
            <math:mi math:fontstyle="normal">μ</math:mi>
            <math:mo math:stretchy="false">±</math:mo>
            <math:msqrt>
              <math:mrow>
                <math:msup>
                  <math:mi math:fontstyle="normal">μ</math:mi>
                  <math:mn>2</math:mn>
                </math:msup>
                <math:mo math:stretchy="false">−</math:mo>
                <math:mn>4</math:mn>
              </math:mrow>
            </math:msqrt>
          </math:mrow>
        </math:mrow>
        <math:mrow>
          <math:mn>2</math:mn>
        </math:mrow>
      </math:mfrac>
    </math:mrow>
    <math:annotation math:encoding="StarMath 5.0">λ = {{alignc

μ +- sqrt{μ^2 - 4}

} over {alignc 2}}
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row>
                <math:mrow>
                  <math:msup>
                    <math:mi math:fontstyle="normal">μ</math:mi>
                    <math:mn>2</math:mn>
                  </math:msup>
                  <math:mo math:stretchy="false">−</math:mo>
                  <math:mn>4</math:mn>
                </math:mrow>
                <math:mo math:stretchy="false">&lt;</math:mo>
                <math:mn>0</math:mn>
              </math:mrow>
              <math:mi/>
              <math:mtext>(spiral)</math:mtext>
            </math:mrow>
          </math:mrow>
        </math:mtr>
        <math:mtr>
          <math:mrow>
            <math:mrow>
              <math:mrow>
                <math:mi math:fontstyle="normal">μ</math:mi>
                <math:mo math:stretchy="false">&lt;</math:mo>
                <math:mn>0</math:mn>
              </math:mrow>
              <math:mi/>
              <math:mtext>(stabil)</math:mtext>
            </math:mrow>
          </math:mrow>
        </math:mtr>
      </math:mtable>
    </math:mrow>
    <math:annotation math:encoding="StarMath 5.0">left lbrace stack{ alignl
μ^2 - 4 &lt; 0  ~~~~~~ "(spiral)"
#  alignl
μ &lt; 0 ~~~~~~~~~~`` "(stabil)"
} right none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v</math:mi>
        <math:mo math:stretchy="false">→</math:mo>
      </math:mover>
      <math:mrow>
        <math:mrow>
          <math:mo math:stretchy="false">(</math:mo>
          <math:mrow>
            <math:mi math:fontstyle="normal">x</math:mi>
            <math:mi math:fontstyle="normal">;</math:mi>
            <math:mi/>
            <math:mi math:fontstyle="normal">y</math:mi>
          </math:mrow>
          <math:mo math:stretchy="false">)</math:mo>
        </math:mrow>
        <math:mo math:stretchy="false">=</math:mo>
        <math:mfenced math:open="" math:close="">
          <math:mtable>
            <math:mtr>
              <math:mtd>
                <math:mrow>
                  <math:mi math:fontstyle="normal">P</math:mi>
                  <math:mrow>
                    <math:mo math:stretchy="false">(</math:mo>
                    <math:mrow>
                      <math:mi math:fontstyle="normal">x</math:mi>
                      <math:mi math:fontstyle="normal">;</math:mi>
                      <math:mi/>
                      <math:mi math:fontstyle="normal">y</math:mi>
                    </math:mrow>
                    <math:mo math:stretchy="false">)</math:mo>
                  </math:mrow>
                </math:mrow>
              </math:mtd>
              <math:mtd>
                <math:mrow>
                  <math:mi math:fontstyle="normal">Q</math:mi>
                  <math:mrow>
                    <math:mo math:stretchy="false">(</math:mo>
                    <math:mrow>
                      <math:mi math:fontstyle="normal">x</math:mi>
                      <math:mi math:fontstyle="normal">;</math:mi>
                      <math:mi/>
                      <math:mi math:fontstyle="normal">y</math:mi>
                    </math:mrow>
                    <math:mo math:stretchy="false">)</math:mo>
                  </math:mrow>
                </math:mrow>
              </math:mtd>
            </math:mtr>
          </math:mtable>
        </math:mfenced>
      </math:mrow>
    </math:mrow>
    <math:annotation math:encoding="StarMath 5.0">{widevec v}(x;`y) = left ( matrix{P(x;`y) # Q(x;`y)} right )
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row>
                <math:msup>
                  <math:mi math:fontstyle="normal">μ</math:mi>
                  <math:mn>2</math:mn>
                </math:msup>
                <math:mo math:stretchy="false">&lt;</math:mo>
                <math:mn>4</math:mn>
              </math:mrow>
              <math:mi/>
              <math:mo math:stretchy="false">⇔</math:mo>
              <math:mrow>
                <math:mrow>
                  <math:mrow>
                    <math:mi/>
                    <math:mo math:stretchy="false">−</math:mo>
                    <math:mn>2</math:mn>
                  </math:mrow>
                  <math:mo math:stretchy="false">&lt;</math:mo>
                  <math:mi math:fontstyle="normal">μ</math:mi>
                </math:mrow>
                <math:mo math:stretchy="false">&lt;</math:mo>
                <math:mn>2</math:mn>
              </math:mrow>
            </math:mrow>
          </math:mrow>
        </math:mtr>
        <math:mtr>
          <math:mrow>
            <math:mrow>
              <math:mi math:fontstyle="normal">μ</math:mi>
              <math:mo math:stretchy="false">&lt;</math:mo>
              <math:mn>0</math:mn>
            </math:mrow>
          </math:mrow>
        </math:mtr>
      </math:mtable>
    </math:mrow>
    <math:annotation math:encoding="StarMath 5.0">left lbrace stack{ alignl
μ^2 &lt; 4 ~ dlrarrow ~ -2 &lt; μ &lt; 2
#  alignl
μ &lt; 0
} right none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X</math:mi>
        <math:mo math:stretchy="false">→</math:mo>
      </math:mover>
    </math:mrow>
    <math:annotation math:encoding="StarMath 5.0">{widevec X}' = {bold A}{widevec X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row>
          <math:mi math:fontstyle="normal">'</math:mi>
          <math:mo math:stretchy="false">=</math:mo>
          <math:mover math:accent="true">
            <math:mn>0</math:mn>
            <math:mo math:stretchy="false">→</math:mo>
          </math:mover>
        </math:mrow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X</math:mi>
        <math:mo math:stretchy="false">→</math:mo>
      </math:mover>
    </math:mrow>
    <math:annotation math:encoding="StarMath 5.0">{widevec X}' = {widevec 0} = {bold A}{widevec X}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Z</math:mi>
          <math:mo math:stretchy="false">→</math:mo>
        </math:mover>
        <math:mo math:stretchy="false">=</math:mo>
        <math:msup>
          <math:mi math:fontstyle="normal">e</math:mi>
          <math:mrow>
            <math:mrow>
              <math:mo math:stretchy="false">(</math:mo>
              <math:mrow>
                <math:mi math:fontstyle="normal">α</math:mi>
                <math:mo math:stretchy="false">+</math:mo>
                <math:mi>iβ</math:mi>
              </math:mrow>
              <math:mo math:stretchy="false">)</math:mo>
            </math:mrow>
            <math:mi math:fontstyle="normal">t</math:mi>
          </math:mrow>
        </math:msup>
      </math:mrow>
      <math:mrow>
        <math:mover math:accent="true">
          <math:msub>
            <math:mi math:fontstyle="normal">K</math:mi>
            <math:mn>1</math:mn>
          </math:msub>
          <math:mo math:stretchy="false">→</math:mo>
        </math:mover>
        <math:mo math:stretchy="false">=</math:mo>
        <math:msup>
          <math:mi math:fontstyle="normal">e</math:mi>
          <math:mi>αt</math:mi>
        </math:msup>
      </math:mrow>
      <math:mi/>
      <math:mi>cis</math:mi>
      <math:mi/>
      <math:mrow>
        <math:mi>βt</math:mi>
        <math:mo math:stretchy="false">⋅</math:mo>
        <math:mover math:accent="true">
          <math:msub>
            <math:mi math:fontstyle="normal">K</math:mi>
            <math:mn>1</math:mn>
          </math:msub>
          <math:mo math:stretchy="false">→</math:mo>
        </math:mover>
      </math:mrow>
    </math:mrow>
    <math:annotation math:encoding="StarMath 5.0">{widevec Z} = e^{(α + iβ)t} {widevec K_1} = e^{αt} ``cis`` βt cdot {widevec K_1}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n>1</math:mn>
          </math:msub>
          <math:mo math:stretchy="false">→</math:mo>
        </math:mover>
        <math:mo math:stretchy="false">=</math:mo>
        <math:mo math:stretchy="false">ℜ</math:mo>
      </math:mrow>
      <math:mover math:accent="true">
        <math:mi math:fontstyle="normal">Z</math:mi>
        <math:mo math:stretchy="false">→</math:mo>
      </math:mover>
    </math:mrow>
    <math:annotation math:encoding="StarMath 5.0">{widevec X_1} = Re {widevec Z}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n>2</math:mn>
          </math:msub>
          <math:mo math:stretchy="false">→</math:mo>
        </math:mover>
        <math:mo math:stretchy="false">=</math:mo>
        <math:mo math:stretchy="false">ℑ</math:mo>
      </math:mrow>
      <math:mover math:accent="true">
        <math:mi math:fontstyle="normal">Z</math:mi>
        <math:mo math:stretchy="false">→</math:mo>
      </math:mover>
    </math:mrow>
    <math:annotation math:encoding="StarMath 5.0">{widevec X_2} = Im {widevec Z}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X</math:mi>
        <math:mo math:stretchy="false">→</math:mo>
      </math:mover>
    </math:mrow>
    <math:annotation math:encoding="StarMath 5.0">{widevec X}' = {bold A}{widevec X}
</math:annotation>
  </math:semantics>
</math:math>
</file>